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justify" fo:text-indent="1.3333in"/>
    </style:style>
    <style:style style:name="T2" style:parent-style-name="預設段落字型" style:family="text">
      <style:text-properties style:font-name="標楷體" style:font-name-asian="標楷體" fo:font-size="16pt" style:font-size-asian="16pt" style:font-size-complex="16pt"/>
    </style:style>
    <style:style style:name="P3" style:parent-style-name="內文" style:family="paragraph">
      <style:paragraph-properties fo:text-align="center"/>
    </style:style>
    <style:style style:name="T4" style:parent-style-name="預設段落字型" style:family="text">
      <style:text-properties style:font-name="標楷體" style:font-name-asian="標楷體" style:font-name-complex="標楷體" fo:color="#000000" fo:font-size="10pt" style:font-size-asian="10pt" style:font-size-complex="10pt"/>
    </style:style>
    <style:style style:name="P5" style:parent-style-name="內文" style:family="paragraph">
      <style:paragraph-properties fo:text-align="center"/>
    </style:style>
    <style:style style:name="T6" style:parent-style-name="預設段落字型" style:family="text">
      <style:text-properties style:font-name="標楷體" style:font-name-asian="標楷體" style:font-name-complex="標楷體" fo:color="#000000" fo:font-size="10pt" style:font-size-asian="10pt" style:font-size-complex="10pt"/>
    </style:style>
    <style:style style:name="P7" style:parent-style-name="內文" style:family="paragraph">
      <style:paragraph-properties fo:text-align="center"/>
    </style:style>
    <style:style style:name="T8" style:parent-style-name="預設段落字型" style:family="text">
      <style:text-properties style:font-name="標楷體" style:font-name-asian="標楷體" style:font-name-complex="標楷體" fo:color="#000000" fo:font-size="10pt" style:font-size-asian="10pt" style:font-size-complex="10pt"/>
    </style:style>
    <style:style style:name="P9" style:parent-style-name="內文" style:family="paragraph">
      <style:paragraph-properties fo:text-align="center"/>
    </style:style>
    <style:style style:name="T10" style:parent-style-name="預設段落字型" style:family="text">
      <style:text-properties style:font-name="標楷體" style:font-name-asian="標楷體" style:font-name-complex="標楷體" fo:color="#000000" style:text-underline-type="single" style:text-underline-style="solid" style:text-underline-width="auto" style:text-underline-mode="continuous"/>
    </style:style>
    <style:style style:name="T11" style:parent-style-name="預設段落字型" style:family="text">
      <style:text-properties style:font-name="標楷體" style:font-name-asian="標楷體" style:font-name-complex="標楷體" fo:color="#000000" fo:font-size="10pt" style:font-size-asian="10pt" style:font-size-complex="10pt"/>
    </style:style>
    <style:style style:name="T12" style:parent-style-name="預設段落字型" style:family="text">
      <style:text-properties style:font-name="標楷體" style:font-name-asian="標楷體" style:font-name-complex="標楷體" fo:color="#000000" fo:font-size="10pt" style:font-size-asian="10pt" style:font-size-complex="10pt"/>
    </style:style>
    <style:style style:name="P13" style:parent-style-name="內文" style:family="paragraph">
      <style:paragraph-properties fo:text-align="center"/>
    </style:style>
    <style:style style:name="T14" style:parent-style-name="預設段落字型" style:family="text">
      <style:text-properties style:font-name="標楷體" style:font-name-asian="標楷體" style:font-name-complex="@標楷體" fo:color="#000000" style:text-underline-type="single" style:text-underline-style="solid" style:text-underline-width="auto" style:text-underline-mode="continuous"/>
    </style:style>
    <style:style style:name="P15" style:parent-style-name="內文" style:family="paragraph">
      <style:paragraph-properties fo:text-align="center"/>
    </style:style>
    <style:style style:name="T16" style:parent-style-name="預設段落字型" style:family="text">
      <style:text-properties style:font-name="標楷體" style:font-name-asian="標楷體" style:font-name-complex="@標楷體" fo:color="#000000" style:text-underline-type="single" style:text-underline-style="solid" style:text-underline-width="auto" style:text-underline-mode="continuous"/>
    </style:style>
    <style:style style:family="graphic" style:name="a12">
      <style:graphic-properties draw:fill="none" draw:stroke="solid" svg:stroke-width="0.00278in" svg:stroke-color="#000000" svg:stroke-opacity="100%" draw:stroke-linejoin="round"/>
    </style:style>
    <style:style style:family="graphic" style:name="a0">
      <style:graphic-properties draw:fill="solid" draw:fill-color="#ffffff" draw:opacity="100%" draw:stroke="solid" svg:stroke-width="0.00278in" svg:stroke-color="#000000" svg:stroke-opacity="100%" draw:stroke-linejoin="miter"/>
    </style:style>
    <style:style style:family="graphic" style:name="a13">
      <style:graphic-properties draw:fill="solid" draw:fill-color="#000000" draw:opacity="100%" draw:stroke="none"/>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graphic-properties/>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
      <style:graphic-properties draw:fill="solid" draw:fill-color="#ffffff" draw:opacity="100%" draw:stroke="solid" svg:stroke-width="0.00278in" svg:stroke-color="#000000" svg:stroke-opacity="100%" draw:stroke-linejoin="miter"/>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graphic-properties draw:fill="solid" draw:fill-color="#ffffff" draw:opacity="100%" draw:stroke="solid" svg:stroke-width="0.00278in" svg:stroke-color="#000000" svg:stroke-opacity="100%" draw:stroke-linejoin="miter"/>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graphic-properties draw:fill="none" draw:stroke="solid" svg:stroke-width="0.00278in" svg:stroke-color="#000000" svg:stroke-opacity="100%" draw:stroke-linejoin="round"/>
    </style:style>
    <style:style style:family="graphic" style:name="a11">
      <style:graphic-properties draw:fill="solid" draw:fill-color="#000000" draw:opacity="100%" draw:stroke="none"/>
    </style:style>
  </office:automatic-styles>
  <office:body>
    <office:text text:use-soft-page-breaks="true">
      <text:p text:style-name="P1"><text:span text:style-name="T2">使用分區作業流程表</text:span></text:p>
      <text:p text:style-name="內文"><draw:g draw:name="畫布 2" draw:id="id15" draw:style-name="a15" text:anchor-type="as-char"><svg:title/><svg:desc/><draw:custom-shape svg:x="1.75in" svg:y="0.125in" svg:width="1.25in" svg:height="0.875in" draw:id="id0" draw:style-name="a0" draw:name="Rectangle 4"><svg:title/><svg:desc/><draw:enhanced-geometry draw:type="non-primitive" svg:viewBox="0 0 21600 21600" draw:enhanced-path="M 0 0 L 21600 0 21600 21600 0 21600 Z N"/></draw:custom-shape><draw:custom-shape svg:x="2.25in" svg:y="0.375in" svg:width="0.27847in" svg:height="0.25in" draw:id="id1" draw:style-name="a1" draw:name="Rectangle 5"><svg:title/><svg:desc/><text:p text:style-name="P3"><text:span text:style-name="T4">掛號</text:span></text:p><draw:enhanced-geometry draw:type="non-primitive" svg:viewBox="0 0 21600 21600" draw:enhanced-path="M 0 0 L 21600 0 21600 21600 0 21600 Z N"/></draw:custom-shape><draw:custom-shape svg:x="1.92153in" svg:y="0.64583in" svg:width="0.97292in" svg:height="0.25in" draw:id="id2" draw:style-name="a2" draw:name="Rectangle 6"><svg:title/><svg:desc/><text:p text:style-name="P5"><text:span text:style-name="T6">檢視申請人資料</text:span></text:p><draw:enhanced-geometry draw:type="non-primitive" svg:viewBox="0 0 21600 21600" draw:enhanced-path="M 0 0 L 21600 0 21600 21600 0 21600 Z N"/></draw:custom-shape><draw:custom-shape svg:x="1.92153in" svg:y="0.80556in" svg:width="0.97292in" svg:height="0.25in" draw:id="id3" draw:style-name="a3" draw:name="Rectangle 7"><svg:title/><svg:desc/><text:p text:style-name="P7"><text:span text:style-name="T8">地籍圖謄本正本</text:span></text:p><draw:enhanced-geometry draw:type="non-primitive" svg:viewBox="0 0 21600 21600" draw:enhanced-path="M 0 0 L 21600 0 21600 21600 0 21600 Z N"/></draw:custom-shape><draw:custom-shape svg:x="2in" svg:y="0.125in" svg:width="0.75in" svg:height="0.25in" draw:id="id4" draw:style-name="a4" draw:name="Rectangle 8"><svg:title/><svg:desc/><text:p text:style-name="P9"><text:span text:style-name="T10">祕書室</text:span></text:p><draw:enhanced-geometry draw:type="non-primitive" svg:viewBox="0 0 21600 21600" draw:enhanced-path="M 0 0 L 21600 0 21600 21600 0 21600 Z N"/></draw:custom-shape><draw:custom-shape svg:x="1.75in" svg:y="1.5in" svg:width="1.26042in" svg:height="0.62708in" draw:id="id5" draw:style-name="a5" draw:name="Rectangle 9"><svg:title/><svg:desc/><draw:enhanced-geometry draw:type="non-primitive" svg:viewBox="0 0 21600 21600" draw:enhanced-path="M 0 0 L 21600 0 21600 21600 0 21600 Z N"/></draw:custom-shape><draw:custom-shape svg:x="2.12153in" svg:y="1.74514in" svg:width="0.55625in" svg:height="0.25in" draw:id="id6" draw:style-name="a6" draw:name="Rectangle 10"><svg:title/><svg:desc/><text:p text:style-name="內文"><text:span text:style-name="T11">簽收查核</text:span></text:p><draw:enhanced-geometry draw:type="non-primitive" svg:viewBox="0 0 21600 21600" draw:enhanced-path="M 0 0 L 21600 0 21600 21600 0 21600 Z N"/></draw:custom-shape><draw:custom-shape svg:x="1.75833in" svg:y="2.59514in" svg:width="1.26042in" svg:height="0.62917in" draw:id="id7" draw:style-name="a7" draw:name="Rectangle 11"><svg:title/><svg:desc/><draw:enhanced-geometry draw:type="non-primitive" svg:viewBox="0 0 21600 21600" draw:enhanced-path="M 0 0 L 21600 0 21600 21600 0 21600 Z N"/></draw:custom-shape><draw:custom-shape svg:x="1.98819in" svg:y="2.84375in" svg:width="0.83403in" svg:height="0.25in" draw:id="id8" draw:style-name="a8" draw:name="Rectangle 12"><svg:title/><svg:desc/><text:p text:style-name="內文"><text:span text:style-name="T12">發文或証明書</text:span></text:p><draw:enhanced-geometry draw:type="non-primitive" svg:viewBox="0 0 21600 21600" draw:enhanced-path="M 0 0 L 21600 0 21600 21600 0 21600 Z N"/></draw:custom-shape><draw:custom-shape svg:width="0.25in" svg:height="0.75in" draw:id="id9" draw:style-name="a9" draw:transform="translate(-0.125in -0.375in) rotate(-1.5708) translate(2.375in 1.625in)" draw:name="Rectangle 13"><svg:title/><svg:desc/><text:p text:style-name="P13"><text:span text:style-name="T14">承辦人</text:span></text:p><draw:enhanced-geometry draw:type="non-primitive" svg:viewBox="0 0 21600 21600" draw:enhanced-path="M 0 0 L 21600 0 21600 21600 0 21600 Z N"/></draw:custom-shape><draw:connector draw:type="line" svg:x1="2.38819in" svg:y1="1.02569in" svg:x2="2.38889in" svg:y2="1.46319in" draw:id="id10" draw:style-name="a10" draw:name="Line 14"><svg:title/><svg:desc/></draw:connector><draw:custom-shape svg:x="2.35764in" svg:y="1.44861in" svg:width="0.06111in" svg:height="0.06111in" draw:id="id11" draw:style-name="a11" draw:name="Freeform 15"><svg:title/><svg:desc/><draw:enhanced-geometry draw:type="non-primitive" svg:viewBox="0 0 88 88" draw:enhanced-path="M 44 88 L 0 0 5 2 9 4 15 6 21 8 25 8 30 9 36 9 42 9 48 9 51 9 57 9 63 8 69 8 73 6 78 4 84 2 88 0 44 88 Z N" draw:text-areas="?f60 ?f62 ?f61 ?f63" draw:glue-points="?f34 ?f35 ?f36 ?f37 ?f38 ?f39 ?f40 ?f41 ?f42 ?f43 ?f44 ?f45 ?f46 ?f45 ?f47 ?f48 ?f49 ?f48 ?f50 ?f48 ?f51 ?f48 ?f52 ?f48 ?f53 ?f48 ?f54 ?f45 ?f55 ?f45 ?f56 ?f43 ?f57 ?f41 ?f58 ?f39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88"/><draw:equation draw:name="f8" draw:formula="44 * ?f5 / 88"/><draw:equation draw:name="f9" draw:formula="88 * ?f4 / 88"/><draw:equation draw:name="f10" draw:formula="0 * ?f5 / 88"/><draw:equation draw:name="f11" draw:formula="0 * ?f4 / 88"/><draw:equation draw:name="f12" draw:formula="5 * ?f5 / 88"/><draw:equation draw:name="f13" draw:formula="2 * ?f4 / 88"/><draw:equation draw:name="f14" draw:formula="9 * ?f5 / 88"/><draw:equation draw:name="f15" draw:formula="4 * ?f4 / 88"/><draw:equation draw:name="f16" draw:formula="15 * ?f5 / 88"/><draw:equation draw:name="f17" draw:formula="6 * ?f4 / 88"/><draw:equation draw:name="f18" draw:formula="21 * ?f5 / 88"/><draw:equation draw:name="f19" draw:formula="8 * ?f4 / 88"/><draw:equation draw:name="f20" draw:formula="25 * ?f5 / 88"/><draw:equation draw:name="f21" draw:formula="30 * ?f5 / 88"/><draw:equation draw:name="f22" draw:formula="9 * ?f4 / 88"/><draw:equation draw:name="f23" draw:formula="36 * ?f5 / 88"/><draw:equation draw:name="f24" draw:formula="42 * ?f5 / 88"/><draw:equation draw:name="f25" draw:formula="48 * ?f5 / 88"/><draw:equation draw:name="f26" draw:formula="51 * ?f5 / 88"/><draw:equation draw:name="f27" draw:formula="57 * ?f5 / 88"/><draw:equation draw:name="f28" draw:formula="63 * ?f5 / 88"/><draw:equation draw:name="f29" draw:formula="69 * ?f5 / 88"/><draw:equation draw:name="f30" draw:formula="73 * ?f5 / 88"/><draw:equation draw:name="f31" draw:formula="78 * ?f5 / 88"/><draw:equation draw:name="f32" draw:formula="84 * ?f5 / 88"/><draw:equation draw:name="f33" draw:formula="88 * ?f5 / 88"/><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6"/><draw:equation draw:name="f47" draw:formula="?f21 / ?f6"/><draw:equation draw:name="f48" draw:formula="?f22 / ?f7"/><draw:equation draw:name="f49" draw:formula="?f23 / ?f6"/><draw:equation draw:name="f50" draw:formula="?f24 / ?f6"/><draw:equation draw:name="f51" draw:formula="?f25 / ?f6"/><draw:equation draw:name="f52" draw:formula="?f26 / ?f6"/><draw:equation draw:name="f53" draw:formula="?f27 / ?f6"/><draw:equation draw:name="f54" draw:formula="?f28 / ?f6"/><draw:equation draw:name="f55" draw:formula="?f29 / ?f6"/><draw:equation draw:name="f56" draw:formula="?f30 / ?f6"/><draw:equation draw:name="f57" draw:formula="?f31 / ?f6"/><draw:equation draw:name="f58" draw:formula="?f32 / ?f6"/><draw:equation draw:name="f59" draw:formula="?f33 / ?f6"/><draw:equation draw:name="f60" draw:formula="0 / ?f6"/><draw:equation draw:name="f61" draw:formula="?f1 / ?f6"/><draw:equation draw:name="f62" draw:formula="0 / ?f7"/><draw:equation draw:name="f63" draw:formula="?f3 / ?f7"/></draw:enhanced-geometry></draw:custom-shape><draw:connector draw:type="line" svg:x1="2.38819in" svg:y1="2.125in" svg:x2="2.38889in" svg:y2="2.55in" draw:id="id12" draw:style-name="a12" draw:name="Line 16"><svg:title/><svg:desc/></draw:connector><draw:custom-shape svg:x="2.35764in" svg:y="2.53403in" svg:width="0.06111in" svg:height="0.06111in" draw:id="id13" draw:style-name="a13" draw:name="Freeform 17"><svg:title/><svg:desc/><draw:enhanced-geometry draw:type="non-primitive" svg:viewBox="0 0 88 88" draw:enhanced-path="M 44 88 L 0 0 5 4 9 6 15 6 21 8 25 10 30 10 36 12 42 12 48 12 51 12 57 10 63 10 69 8 73 6 78 6 84 4 88 0 44 88 Z N" draw:text-areas="?f60 ?f62 ?f61 ?f63" draw:glue-points="?f34 ?f35 ?f36 ?f37 ?f38 ?f39 ?f40 ?f41 ?f42 ?f41 ?f43 ?f44 ?f45 ?f46 ?f47 ?f46 ?f48 ?f49 ?f50 ?f49 ?f51 ?f49 ?f52 ?f49 ?f53 ?f46 ?f54 ?f46 ?f55 ?f44 ?f56 ?f41 ?f57 ?f41 ?f58 ?f39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88"/><draw:equation draw:name="f8" draw:formula="44 * ?f5 / 88"/><draw:equation draw:name="f9" draw:formula="88 * ?f4 / 88"/><draw:equation draw:name="f10" draw:formula="0 * ?f5 / 88"/><draw:equation draw:name="f11" draw:formula="0 * ?f4 / 88"/><draw:equation draw:name="f12" draw:formula="5 * ?f5 / 88"/><draw:equation draw:name="f13" draw:formula="4 * ?f4 / 88"/><draw:equation draw:name="f14" draw:formula="9 * ?f5 / 88"/><draw:equation draw:name="f15" draw:formula="6 * ?f4 / 88"/><draw:equation draw:name="f16" draw:formula="15 * ?f5 / 88"/><draw:equation draw:name="f17" draw:formula="21 * ?f5 / 88"/><draw:equation draw:name="f18" draw:formula="8 * ?f4 / 88"/><draw:equation draw:name="f19" draw:formula="25 * ?f5 / 88"/><draw:equation draw:name="f20" draw:formula="10 * ?f4 / 88"/><draw:equation draw:name="f21" draw:formula="30 * ?f5 / 88"/><draw:equation draw:name="f22" draw:formula="36 * ?f5 / 88"/><draw:equation draw:name="f23" draw:formula="12 * ?f4 / 88"/><draw:equation draw:name="f24" draw:formula="42 * ?f5 / 88"/><draw:equation draw:name="f25" draw:formula="48 * ?f5 / 88"/><draw:equation draw:name="f26" draw:formula="51 * ?f5 / 88"/><draw:equation draw:name="f27" draw:formula="57 * ?f5 / 88"/><draw:equation draw:name="f28" draw:formula="63 * ?f5 / 88"/><draw:equation draw:name="f29" draw:formula="69 * ?f5 / 88"/><draw:equation draw:name="f30" draw:formula="73 * ?f5 / 88"/><draw:equation draw:name="f31" draw:formula="78 * ?f5 / 88"/><draw:equation draw:name="f32" draw:formula="84 * ?f5 / 88"/><draw:equation draw:name="f33" draw:formula="88 * ?f5 / 88"/><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6"/><draw:equation draw:name="f44" draw:formula="?f18 / ?f7"/><draw:equation draw:name="f45" draw:formula="?f19 / ?f6"/><draw:equation draw:name="f46" draw:formula="?f20 / ?f7"/><draw:equation draw:name="f47" draw:formula="?f21 / ?f6"/><draw:equation draw:name="f48" draw:formula="?f22 / ?f6"/><draw:equation draw:name="f49" draw:formula="?f23 / ?f7"/><draw:equation draw:name="f50" draw:formula="?f24 / ?f6"/><draw:equation draw:name="f51" draw:formula="?f25 / ?f6"/><draw:equation draw:name="f52" draw:formula="?f26 / ?f6"/><draw:equation draw:name="f53" draw:formula="?f27 / ?f6"/><draw:equation draw:name="f54" draw:formula="?f28 / ?f6"/><draw:equation draw:name="f55" draw:formula="?f29 / ?f6"/><draw:equation draw:name="f56" draw:formula="?f30 / ?f6"/><draw:equation draw:name="f57" draw:formula="?f31 / ?f6"/><draw:equation draw:name="f58" draw:formula="?f32 / ?f6"/><draw:equation draw:name="f59" draw:formula="?f33 / ?f6"/><draw:equation draw:name="f60" draw:formula="0 / ?f6"/><draw:equation draw:name="f61" draw:formula="?f1 / ?f6"/><draw:equation draw:name="f62" draw:formula="0 / ?f7"/><draw:equation draw:name="f63" draw:formula="?f3 / ?f7"/></draw:enhanced-geometry></draw:custom-shape><draw:custom-shape svg:width="0.25in" svg:height="0.75in" draw:id="id14" draw:style-name="a14" draw:transform="translate(-0.125in -0.375in) rotate(-1.5708) translate(2.375in 2.75in)" draw:name="Rectangle 18"><svg:title/><svg:desc/><text:p text:style-name="P15"><text:span text:style-name="T16">承辦人</text:span></text:p><draw:enhanced-geometry draw:type="non-primitive" svg:viewBox="0 0 21600 21600" draw:enhanced-path="M 0 0 L 21600 0 21600 21600 0 21600 Z N"/></draw:custom-shape></draw:g></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640040</meta:initial-creator>
    <dc:creator>林茂昌</dc:creator>
    <meta:creation-date>2018-11-14T02:15:00Z</meta:creation-date>
    <dc:date>2018-11-14T02:15:00Z</dc:date>
    <meta:print-date>2018-11-14T02:15:00Z</meta:print-date>
    <meta:template xlink:href="Normal.dotm" xlink:type="simple"/>
    <meta:editing-cycles>2</meta:editing-cycles>
    <meta:editing-duration>PT0S</meta:editing-duration>
    <meta:document-statistic meta:page-count="1" meta:paragraph-count="1" meta:word-count="1" meta:character-count="12" meta:row-count="1" meta:non-whitespace-character-count="12"/>
  </office:meta>
</office:document-meta>
</file>